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000000230D66F03A20F9EB697.png" manifest:media-type="image/png"/>
  <manifest:file-entry manifest:full-path="Pictures/10000001000000E1000000E1CA3D9061A9ABE718.png" manifest:media-type="image/png"/>
  <manifest:file-entry manifest:full-path="Pictures/100000010000025D00000219F04EF256B05066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lt Neon" svg:font-family="'Tilt Neon', sans-serif"/>
    <style:font-face style:name="bahnschrift" svg:font-family="bahnschrift"/>
    <style:font-face style:name="bahnshrift" svg:font-family="bahnshrift"/>
  </office:font-face-decls>
  <office:automatic-styles>
    <style:style style:name="P1" style:family="paragraph" style:parent-style-name="Standard">
      <style:paragraph-properties fo:line-height="100%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normal" fo:text-shadow="none" style:text-underline-style="none" fo:font-weight="normal" officeooo:rsid="00324d6f" officeooo:paragraph-rsid="00129212" style:letter-kerning="true" style:font-size-asian="11pt" style:font-style-asian="normal" style:font-weight-asian="normal" style:font-size-complex="11pt" style:text-emphasize="none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normal" fo:text-shadow="none" style:text-underline-style="none" fo:font-weight="normal" officeooo:paragraph-rsid="00169275" style:letter-kerning="true" style:font-size-asian="11pt" style:font-style-asian="normal" style:font-weight-asian="normal" style:font-size-complex="11pt" style:text-emphasize="none"/>
    </style:style>
    <style:style style:name="P3" style:family="paragraph" style:parent-style-name="Standard">
      <style:paragraph-properties fo:line-height="100%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normal" fo:text-shadow="none" style:text-underline-style="none" fo:font-weight="normal" officeooo:rsid="0037bc4e" officeooo:paragraph-rsid="00129212" style:letter-kerning="true" style:font-size-asian="11pt" style:font-style-asian="normal" style:font-weight-asian="normal" style:font-size-complex="11pt" style:text-emphasize="non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normal" fo:text-shadow="none" style:text-underline-style="none" fo:font-weight="normal" officeooo:rsid="0016a786" officeooo:paragraph-rsid="00129212" style:letter-kerning="true" style:font-size-asian="11pt" style:font-style-asian="normal" style:font-weight-asian="normal" style:font-size-complex="11pt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normal" fo:text-shadow="none" style:text-underline-style="none" fo:font-weight="bold" officeooo:rsid="00191556" officeooo:paragraph-rsid="00129212" style:letter-kerning="true" style:font-size-asian="11pt" style:font-style-asian="normal" style:font-weight-asian="bold" style:font-size-complex="11pt" style:font-weight-complex="bold" style:text-emphasize="non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italic" fo:text-shadow="none" style:text-underline-style="none" fo:font-weight="normal" officeooo:rsid="002caa75" officeooo:paragraph-rsid="00129212" style:letter-kerning="true" style:font-size-asian="11pt" style:font-style-asian="italic" style:font-weight-asian="normal" style:font-size-complex="11pt" style:font-style-complex="italic" style:font-weight-complex="normal" style:text-emphasize="none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italic" fo:text-shadow="none" style:text-underline-style="none" fo:font-weight="normal" officeooo:rsid="0016a786" officeooo:paragraph-rsid="00129212" style:letter-kerning="true" style:font-size-asian="11pt" style:font-style-asian="italic" style:font-weight-asian="normal" style:font-size-complex="11pt" style:font-style-complex="italic" style:font-weight-complex="normal" style:text-emphasize="none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Bahnschrift Light" fo:font-size="7pt" fo:letter-spacing="normal" fo:language="en" fo:country="US" fo:font-style="normal" fo:text-shadow="none" style:text-underline-style="none" fo:font-weight="normal" officeooo:paragraph-rsid="00169275" style:letter-kerning="true" style:font-size-asian="6.09999990463257pt" style:font-style-asian="normal" style:font-weight-asian="normal" style:font-size-complex="7pt" style:text-emphasize="none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" fo:font-size="11pt" fo:letter-spacing="normal" fo:language="en" fo:country="US" fo:font-style="normal" fo:text-shadow="none" style:text-underline-style="none" fo:font-weight="normal" officeooo:rsid="00324d6f" officeooo:paragraph-rsid="00129212" style:letter-kerning="true" style:font-size-asian="9.60000038146973pt" style:font-style-asian="normal" style:font-weight-asian="normal" style:font-size-complex="11pt" style:font-weight-complex="normal" style:text-emphasize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" fo:font-size="11pt" fo:letter-spacing="normal" fo:language="en" fo:country="US" fo:font-style="normal" fo:text-shadow="none" style:text-underline-style="none" fo:font-weight="bold" officeooo:rsid="0014863f" officeooo:paragraph-rsid="00129212" style:letter-kerning="true" style:font-size-asian="9.60000038146973pt" style:font-style-asian="normal" style:font-weight-asian="bold" style:font-size-complex="11pt" style:font-weight-complex="bold" style:text-emphasize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" fo:font-size="11pt" fo:letter-spacing="normal" fo:language="en" fo:country="US" fo:font-style="normal" fo:text-shadow="none" style:text-underline-style="none" fo:font-weight="bold" officeooo:rsid="0014863f" officeooo:paragraph-rsid="00265791" style:letter-kerning="true" style:font-size-asian="9.60000038146973pt" style:font-style-asian="normal" style:font-weight-asian="bold" style:font-size-complex="11pt" style:font-weight-complex="bold" style:text-emphasize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Bahnschrift Light" fo:font-size="11pt" fo:language="en" fo:country="US" fo:font-weight="bold" officeooo:rsid="0016a786" officeooo:paragraph-rsid="0012921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font-name="Bahnschrift Light" fo:font-size="11pt" fo:language="en" fo:country="US" fo:font-weight="normal" officeooo:rsid="00177e8f" officeooo:paragraph-rsid="0012921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font-name="Bahnschrift Light" fo:font-size="11pt" fo:language="en" fo:country="US" fo:font-weight="normal" officeooo:rsid="0016a786" officeooo:paragraph-rsid="0012921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font-name="Bahnschrift Light" fo:font-size="11pt" fo:language="en" fo:country="US" fo:font-weight="normal" officeooo:rsid="00191556" officeooo:paragraph-rsid="0012921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font-name="Bahnschrift Light" fo:font-size="11pt" fo:font-style="italic" fo:font-weight="normal" officeooo:rsid="00191556" officeooo:paragraph-rsid="00129212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font-name="Bahnschrift Light" fo:font-size="11pt" fo:font-weight="normal" officeooo:rsid="00191556" officeooo:paragraph-rsid="0012921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177e8f" officeooo:paragraph-rsid="00129212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rsid="00177e8f" officeooo:paragraph-rsid="00265791"/>
    </style:style>
    <style:style style:name="P20" style:family="paragraph" style:parent-style-name="Standard">
      <style:text-properties style:font-name="Bahnschrift" fo:font-size="44pt" fo:language="en" fo:country="US" officeooo:paragraph-rsid="001b1b26" style:font-size-asian="44pt" style:font-size-complex="44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3465a4" loext:opacity="100%" style:text-outline="false" style:text-line-through-style="none" style:text-line-through-type="none" style:font-name="Bahnschrift" fo:font-size="15pt" fo:letter-spacing="normal" fo:language="en" fo:country="US" fo:font-style="normal" fo:text-shadow="none" style:text-underline-style="none" fo:font-weight="bold" officeooo:rsid="0014863f" officeooo:paragraph-rsid="00129212" style:letter-kerning="true" style:font-size-asian="13.1000003814697pt" style:font-style-asian="normal" style:font-weight-asian="bold" style:font-size-complex="15pt" style:font-weight-complex="bold" style:text-emphasize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3465a4" loext:opacity="100%" style:text-outline="false" style:text-line-through-style="none" style:text-line-through-type="none" style:font-name="Bahnschrift" fo:font-size="15pt" fo:letter-spacing="normal" fo:language="en" fo:country="US" fo:font-style="normal" fo:text-shadow="none" style:text-underline-style="none" fo:font-weight="bold" officeooo:rsid="0014863f" officeooo:paragraph-rsid="00265791" style:letter-kerning="true" style:font-size-asian="13.1000003814697pt" style:font-style-asian="normal" style:font-weight-asian="bold" style:font-size-complex="15pt" style:font-weight-complex="bold" style:text-emphasize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3465a4" loext:opacity="100%" style:text-outline="false" style:text-line-through-style="none" style:text-line-through-type="none" style:font-name="Bahnschrift" fo:font-size="6pt" fo:letter-spacing="normal" fo:language="en" fo:country="US" fo:font-style="normal" fo:text-shadow="none" style:text-underline-style="none" fo:font-weight="bold" officeooo:rsid="0014863f" officeooo:paragraph-rsid="00129212" style:letter-kerning="true" style:font-size-asian="5.25pt" style:font-style-asian="normal" style:font-weight-asian="bold" style:font-size-complex="6pt" style:font-weight-complex="bold" style:text-emphasize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3465a4" loext:opacity="100%" style:text-outline="false" style:text-line-through-style="none" style:text-line-through-type="none" style:font-name="Bahnschrift" fo:font-size="11pt" fo:letter-spacing="normal" fo:language="en" fo:country="US" fo:font-style="normal" fo:text-shadow="none" style:text-underline-style="none" fo:font-weight="bold" officeooo:rsid="0014863f" officeooo:paragraph-rsid="00265791" style:letter-kerning="true" style:font-size-asian="9.60000038146973pt" style:font-style-asian="normal" style:font-weight-asian="bold" style:font-size-complex="11pt" style:font-weight-complex="bold" style:text-emphasize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3465a4" loext:opacity="100%" officeooo:rsid="00166b5c" officeooo:paragraph-rsid="00129212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3465a4" loext:opacity="100%" officeooo:rsid="0016a786" officeooo:paragraph-rsid="00129212"/>
    </style:style>
    <style:style style:name="P27" style:family="paragraph" style:parent-style-name="Standard">
      <style:text-properties fo:color="#3465a4" loext:opacity="100%" style:font-name="Bahnschrift" fo:font-size="6pt" fo:language="en" fo:country="US" fo:font-weight="bold" officeooo:rsid="00129a32" officeooo:paragraph-rsid="001b1b26" style:font-size-asian="5.25pt" style:font-weight-asian="bold" style:font-size-complex="6pt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weight="bold" officeooo:rsid="0024c789" officeooo:paragraph-rsid="00265791" style:font-weight-asian="bold" style:font-weight-complex="bold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weight="bold" officeooo:rsid="00256079" officeooo:paragraph-rsid="00265791" style:font-weight-asian="bold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style:line-height-at-least="0in" fo:text-align="start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Bahnschrift Light" fo:font-size="11pt" fo:letter-spacing="normal" fo:language="en" fo:country="US" fo:font-style="italic" fo:text-shadow="none" style:text-underline-style="none" fo:font-weight="normal" officeooo:rsid="00191556" officeooo:paragraph-rsid="00129212" style:letter-kerning="true" style:font-size-asian="11pt" style:font-style-asian="italic" style:font-weight-asian="normal" style:font-size-complex="11pt" style:font-style-complex="italic" style:font-weight-complex="normal" style:text-emphasize="none"/>
    </style:style>
    <style:style style:name="P31" style:family="paragraph" style:parent-style-name="Standard" style:list-style-name="L1">
      <style:paragraph-properties fo:margin-top="0in" fo:margin-bottom="0in" style:contextual-spacing="false" style:line-height-at-least="0in"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Bahnschrift Light" fo:font-size="10pt" fo:letter-spacing="normal" fo:language="en" fo:country="US" fo:font-style="normal" fo:text-shadow="none" style:text-underline-style="none" fo:font-weight="normal" officeooo:rsid="0019ce2c" officeooo:paragraph-rsid="00129212" style:letter-kerning="true" style:font-size-asian="8.75pt" style:font-style-asian="normal" style:font-weight-asian="normal" style:font-size-complex="10pt" style:font-weight-complex="normal" style:text-emphasize="none"/>
    </style:style>
    <style:style style:name="P32" style:family="paragraph" style:parent-style-name="Standard" style:list-style-name="L2">
      <style:paragraph-properties fo:margin-top="0in" fo:margin-bottom="0in" style:contextual-spacing="false" style:line-height-at-least="0in"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Bahnschrift Light" fo:font-size="10pt" fo:letter-spacing="normal" fo:language="en" fo:country="US" fo:font-style="normal" fo:text-shadow="none" style:text-underline-style="none" fo:font-weight="normal" officeooo:rsid="001c686c" officeooo:paragraph-rsid="00129212" style:letter-kerning="true" style:font-size-asian="8.75pt" style:font-style-asian="normal" style:font-weight-asian="normal" style:font-size-complex="10pt" style:font-weight-complex="normal" style:text-emphasize="none"/>
    </style:style>
    <style:style style:name="P33" style:family="paragraph" style:parent-style-name="Standard" style:list-style-name="L3">
      <style:paragraph-properties fo:margin-top="0in" fo:margin-bottom="0in" style:contextual-spacing="false" style:line-height-at-least="0in"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Bahnschrift Light" fo:font-size="10pt" fo:letter-spacing="normal" fo:language="en" fo:country="US" fo:font-style="normal" fo:text-shadow="none" style:text-underline-style="none" fo:font-weight="normal" officeooo:rsid="001c686c" officeooo:paragraph-rsid="00129212" style:letter-kerning="true" style:font-size-asian="8.75pt" style:font-style-asian="normal" style:font-weight-asian="normal" style:font-size-complex="10pt" style:font-weight-complex="normal" style:text-emphasize="none"/>
    </style:style>
    <style:style style:name="P34" style:family="paragraph" style:parent-style-name="Standard" style:list-style-name="L1">
      <style:paragraph-properties fo:margin-top="0in" fo:margin-bottom="0in" style:contextual-spacing="false" style:line-height-at-least="0in"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Bahnschrift Light" fo:font-size="10pt" fo:letter-spacing="normal" fo:language="en" fo:country="US" fo:font-style="normal" fo:text-shadow="none" style:text-underline-style="none" fo:font-weight="bold" officeooo:rsid="001dcabc" officeooo:paragraph-rsid="00129212" style:letter-kerning="true" style:font-size-asian="8.75pt" style:font-style-asian="normal" style:font-weight-asian="bold" style:font-size-complex="10pt" style:font-weight-complex="bold" style:text-emphasize="none"/>
    </style:style>
    <style:style style:name="P35" style:family="paragraph" style:parent-style-name="Standard" style:list-style-name="L1">
      <style:paragraph-properties fo:margin-top="0in" fo:margin-bottom="0in" style:contextual-spacing="false" style:line-height-at-least="0in" fo:text-align="start" style:justify-single-word="false" style:writing-mode="lr-tb"/>
      <style:text-properties officeooo:paragraph-rsid="00129212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000000"/>
      <style:text-properties fo:font-size="12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 style:writing-mode="lr-tb"/>
    </style:style>
    <style:style style:name="P4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Bahnschrift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64e8fa" draw:opacity="20%"/>
    </style:style>
    <style:style style:name="T1" style:family="text">
      <style:text-properties fo:font-weight="normal" officeooo:rsid="00129a32" style:font-weight-asian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fo:letter-spacing="normal" fo:language="en" fo:country="US" fo:font-style="normal" fo:text-shadow="none" style:text-underline-style="none" style:letter-kerning="true" style:font-style-asian="normal" style:text-emphasize="none"/>
    </style:style>
    <style:style style:name="T3" style:family="text">
      <style:text-properties style:use-window-font-color="true" loext:opacity="0%" style:text-outline="false" style:text-line-through-style="none" style:text-line-through-type="none" fo:letter-spacing="normal" fo:language="en" fo:country="US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letter-spacing="normal" fo:language="en" fo:country="US" fo:font-style="normal" fo:text-shadow="none" style:text-underline-style="none" fo:font-weight="bold" officeooo:rsid="0019ce2c" style:letter-kerning="true" style:font-style-asian="normal" style:font-weight-asian="bold" style:font-weight-complex="bold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style:font-name="Bahnschrift Light" fo:font-size="10pt" fo:letter-spacing="normal" fo:language="en" fo:country="US" fo:font-style="normal" fo:text-shadow="none" style:text-underline-style="none" fo:font-weight="normal" officeooo:rsid="0019ce2c" style:letter-kerning="true" style:font-size-asian="8.75pt" style:font-style-asian="normal" style:font-weight-asian="normal" style:font-size-complex="10pt" style:font-weight-complex="normal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style:font-name="Bahnschrift Light" fo:font-size="10pt" fo:letter-spacing="normal" fo:language="en" fo:country="US" fo:font-style="normal" fo:text-shadow="none" style:text-underline-style="none" fo:font-weight="normal" officeooo:rsid="001bab95" style:letter-kerning="true" style:font-size-asian="8.75pt" style:font-style-asian="normal" style:font-weight-asian="normal" style:font-size-complex="10pt" style:font-weight-complex="normal" style:text-emphasize="none"/>
    </style:style>
    <style:style style:name="T7" style:family="text">
      <style:text-properties officeooo:rsid="0031e9c1"/>
    </style:style>
    <style:style style:name="T8" style:family="text">
      <style:text-properties style:font-name="Bahnschrift Light" fo:font-size="11pt" fo:language="en" fo:country="US" fo:font-weight="normal" officeooo:rsid="0029cad1" style:font-size-asian="11pt" style:font-weight-asian="normal" style:font-size-complex="11pt" style:font-weight-complex="normal"/>
    </style:style>
    <style:style style:name="T9" style:family="text">
      <style:text-properties style:font-name="Bahnschrift Light" fo:font-size="11pt" fo:language="en" fo:country="US" fo:font-weight="normal" officeooo:rsid="002caa75" style:font-size-asian="11pt" style:font-weight-asian="normal" style:font-size-complex="11pt" style:font-weight-complex="normal"/>
    </style:style>
    <style:style style:name="T10" style:family="text">
      <style:text-properties style:font-name="Bahnschrift Light" fo:font-size="11pt" fo:language="en" fo:country="US" fo:font-weight="normal" officeooo:rsid="00324d6f" style:font-size-asian="11pt" style:font-weight-asian="normal" style:font-size-complex="11pt" style:font-weight-complex="normal"/>
    </style:style>
    <style:style style:name="T11" style:family="text">
      <style:text-properties style:font-name="Bahnschrift Light" fo:font-size="11pt" fo:language="en" fo:country="US" fo:font-weight="bold" officeooo:rsid="0016a786" style:font-size-asian="11pt" style:font-weight-asian="bold" style:font-size-complex="11pt" style:font-weight-complex="bold"/>
    </style:style>
    <style:style style:name="T12" style:family="text">
      <style:text-properties style:font-name="Bahnschrift Light" fo:font-size="11pt" fo:language="en" fo:country="US" fo:font-weight="bold" officeooo:rsid="0023fdca" style:font-size-asian="11pt" style:font-weight-asian="bold" style:font-size-complex="11pt" style:font-weight-complex="bold"/>
    </style:style>
    <style:style style:name="T13" style:family="text">
      <style:text-properties style:font-name="Bahnschrift Light" fo:font-size="11pt" fo:language="en" fo:country="US" fo:font-weight="bold" officeooo:rsid="0024c789" style:font-size-asian="11pt" style:font-weight-asian="bold" style:font-size-complex="11pt" style:font-weight-complex="bold"/>
    </style:style>
    <style:style style:name="T14" style:family="text">
      <style:text-properties style:font-name="Bahnschrift Light" fo:font-size="11pt" fo:language="en" fo:country="US" style:font-size-asian="11pt" style:font-size-complex="11pt"/>
    </style:style>
    <style:style style:name="T15" style:family="text">
      <style:text-properties style:font-name="Bahnschrift Light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Bahnschrift Light" fo:font-size="10pt" fo:language="en" fo:country="US" fo:font-weight="normal" officeooo:rsid="0023fdca" style:font-size-asian="10pt" style:font-weight-asian="normal" style:font-size-complex="10pt" style:font-weight-complex="normal"/>
    </style:style>
    <style:style style:name="T17" style:family="text">
      <style:text-properties officeooo:rsid="0029cad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9a32" style:font-weight-asian="bold" style:font-weight-complex="bold"/>
    </style:style>
    <style:style style:name="T20" style:family="text">
      <style:text-properties officeooo:rsid="002caa75"/>
    </style:style>
    <style:style style:name="T21" style:family="text">
      <style:text-properties officeooo:rsid="00324d6f"/>
    </style:style>
    <style:style style:name="T22" style:family="text">
      <style:text-properties officeooo:rsid="00191556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9ce2c"/>
    </style:style>
    <style:style style:name="T25" style:family="text">
      <style:text-properties officeooo:rsid="001bab95"/>
    </style:style>
    <style:style style:name="T26" style:family="text">
      <style:text-properties officeooo:rsid="00129212"/>
    </style:style>
    <style:style style:name="T27" style:family="text">
      <style:text-properties fo:color="#3465a4" loext:opacity="100%" fo:font-weight="bold" officeooo:rsid="00129a32" style:font-weight-asian="bold" style:font-weight-complex="bold"/>
    </style:style>
    <style:style style:name="T28" style:family="text">
      <style:text-properties fo:font-size="16pt" fo:font-weight="bold" officeooo:rsid="00129a32" style:font-size-asian="14pt" style:font-weight-asian="bold" style:font-size-complex="16pt" style:font-weight-complex="bold"/>
    </style:style>
    <style:style style:name="T29" style:family="text">
      <style:text-properties fo:font-size="16pt" fo:font-weight="bold" officeooo:rsid="001929d1" style:font-size-asian="14pt" style:font-weight-asian="bold" style:font-size-complex="16pt" style:font-weight-complex="bold"/>
    </style:style>
    <style:style style:name="T30" style:family="text">
      <style:text-properties style:font-name="Liberation Serif" officeooo:rsid="00129212"/>
    </style:style>
    <style:style style:name="T31" style:family="text">
      <style:text-properties style:font-name="bahnshrift"/>
    </style:style>
    <style:style style:name="T32" style:family="text">
      <style:text-properties style:font-name="bahnschrift"/>
    </style:style>
    <style:style style:name="T33" style:family="text">
      <style:text-properties officeooo:rsid="001b1b26"/>
    </style:style>
    <style:style style:name="T34" style:family="text">
      <style:text-properties style:text-outline="false" style:text-line-through-style="none" style:text-line-through-type="none" style:font-name="Bahnschrift" fo:font-size="15pt" fo:letter-spacing="normal" fo:language="en" fo:country="US" fo:font-style="normal" fo:text-shadow="none" style:text-underline-style="none" fo:font-weight="bold" style:letter-kerning="true" style:font-size-asian="13.1000003814697pt" style:font-style-asian="normal" style:font-weight-asian="bold" style:font-size-complex="15pt" style:font-weight-complex="bold" style:text-emphasize="none"/>
    </style:style>
    <style:style style:name="T35" style:family="text">
      <style:text-properties style:text-outline="false" style:text-line-through-style="none" style:text-line-through-type="none" style:font-name="Bahnschrift" fo:font-size="15pt" fo:letter-spacing="normal" fo:language="en" fo:country="US" fo:font-style="normal" fo:text-shadow="none" style:text-underline-style="none" fo:font-weight="bold" officeooo:rsid="0014863f" style:letter-kerning="true" style:font-size-asian="13.1000003814697pt" style:font-style-asian="normal" style:font-weight-asian="bold" style:font-size-complex="15pt" style:font-weight-complex="bold" style:text-emphasize="none"/>
    </style:style>
    <style:style style:name="T36" style:family="text">
      <style:text-properties officeooo:rsid="0024c789"/>
    </style:style>
    <style:style style:name="T37" style:family="text">
      <style:text-properties fo:font-variant="normal" fo:text-transform="none" fo:color="#1a1a1a" loext:opacity="100%" style:font-name="Tilt Neon" fo:font-size="12pt"/>
    </style:style>
    <style:style style:name="T38" style:family="text">
      <style:text-properties fo:font-variant="normal" fo:text-transform="none" fo:color="#1a1a1a" loext:opacity="100%" style:font-name="Bahnschrift Light1" fo:font-size="12pt"/>
    </style:style>
    <style:style style:name="T39" style:family="text">
      <style:text-properties style:font-name="Bahnschrift Light1"/>
    </style:style>
    <style:style style:name="T40" style:family="text">
      <style:text-properties officeooo:rsid="0028103b"/>
    </style:style>
    <style:style style:name="T41" style:family="text">
      <style:text-properties style:font-name="Bahnschrift Light" fo:font-size="11pt" style:font-name-complex="Bahnschrift Light" style:font-size-complex="11pt" style:font-weight-complex="bold"/>
    </style:style>
    <style:style style:name="T42" style:family="text">
      <style:text-properties style:font-name="Bahnschrift Light" fo:font-size="11pt" fo:font-style="italic" fo:font-weight="bold" style:font-style-asian="italic" style:font-weight-asian="bold" style:font-name-complex="Bahnschrift Light" style:font-size-complex="11pt" style:font-style-complex="italic" style:font-weight-complex="bold"/>
    </style:style>
    <style:style style:name="T43" style:family="text">
      <style:text-properties style:font-name="Bahnschrift Light" fo:font-size="11pt" style:font-name-complex="Bahnschrift Light" style:font-size-complex="11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ahnschrift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bold" style:font-name-complex="Lucida 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ahnschrift Light1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ahnschrift Light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ahnschrift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8638in, 1.0992in, 1.2138in, 1.25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835in, 0.3465in, 0.3252in, 0.293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362in, 0.5543in, 0.4362in, 0.424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Dot_20__28_Rounded_29_" svg:stroke-width="0.0402in" svg:stroke-color="#72e6f6" draw:marker-start-width="0.2in" draw:marker-end-width="0.2in" svg:stroke-opacity="50%" svg:stroke-linecap="round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textarea-horizontal-align="justify" draw:textarea-vertical-align="middle" draw:auto-grow-height="false" fo:min-height="0.2693in" fo:min-width="0.0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2173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8ff2ff" draw:fill="solid" draw:fill-color="#64e8fa" draw:opacity="20%" draw:textarea-horizontal-align="justify" draw:textarea-vertical-align="middle" draw:auto-grow-height="false" fo:min-height="2.0339in" fo:min-width="8.2673in" draw:shadow-opacity="2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custom-shape text:anchor-type="paragraph" draw:z-index="0" draw:name="Shape 1" draw:style-name="gr5" draw:text-style-name="P42" svg:width="8.2677in" svg:height="2.0343in" svg:x="-1.4937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gr3" draw:text-style-name="P39" svg:width="2.5449in" svg:height="0.8043in" svg:x="4.1075in" svg:y="0.1118in"><draw:text-box><text:p text:style-name="P38"><text:span text:style-name="T41"><text:s/></text:span><text:span text:style-name="T42">pNelson-jobs@proton.me</text:span></text:p><text:p text:style-name="P38"><text:span text:style-name="T43">(916)-738-4891</text:span></text:p><text:p text:style-name="P38"><text:span text:style-name="T43">Eugene, Oregon</text:span></text:p><text:p text:style-name="P38"><text:span text:style-name="T43"/></text:p></draw:text-box></draw:frame><text:span text:style-name="T1">Peter</text:span><text:span text:style-name="T19"> </text:span><text:span text:style-name="T27">Nelson</text:span></text:p>
      <text:p text:style-name="P27"/>
      <text:p text:style-name="P20"><draw:custom-shape text:anchor-type="paragraph" draw:z-index="6" draw:name="Shape 2" draw:style-name="gr2" draw:text-style-name="P37" svg:width="0.0713in" svg:height="0.2697in" svg:x="2.0661in" svg:y="0.0055in"><text:p/><draw:enhanced-geometry svg:viewBox="0 0 21600 21600" draw:type="rectangle" draw:enhanced-path="M 0 0 L 21600 0 21600 21600 0 21600 0 0 Z N"/></draw:custom-shape><text:span text:style-name="T28">Software Developer <text:s/></text:span><text:span text:style-name="T29"><text:s text:c="2"/>System Architect</text:span></text:p>
      <text:p text:style-name="P2"/>
      <text:p text:style-name="P8"><draw:frame draw:style-name="fr3" draw:name="Image1" text:anchor-type="char" svg:x="2.2937in" svg:y="0.0492in" svg:width="0.2543in" svg:height="0.2583in" draw:z-index="2"><draw:image xlink:href="Pictures/100000010000023000000230D66F03A20F9EB697.png" xlink:type="simple" xlink:show="embed" xlink:actuate="onLoad" draw:mime-type="image/png"/></draw:frame><draw:frame draw:style-name="fr2" draw:name="Image2" text:anchor-type="char" svg:x="4.3362in" svg:y="0.0547in" svg:width="0.2638in" svg:height="0.2563in" draw:z-index="3"><draw:image xlink:href="Pictures/10000001000000E1000000E1CA3D9061A9ABE718.png" xlink:type="simple" xlink:show="embed" xlink:actuate="onLoad" draw:mime-type="image/png"/></draw:frame><draw:frame draw:style-name="fr1" draw:name="Image5" text:anchor-type="char" svg:x="0.0339in" svg:y="0.0709in" svg:width="0.239in" svg:height="0.2661in" draw:z-index="4"><draw:image xlink:href="Pictures/100000010000025D00000219F04EF256B05066A3.png" xlink:type="simple" xlink:show="embed" xlink:actuate="onLoad" draw:mime-type="image/png"/></draw:frame></text:p>
      <text:p text:style-name="P1"><text:span text:style-name="T33"><text:s text:c="7"/>merriset.github.io/Portfolio/ </text:span><text:s text:c="12"/><text:span text:style-name="T31">github.com/merriset</text:span><text:span text:style-name="T30"> </text:span><text:span text:style-name="T26"><text:s text:c="11"/></text:span><text:span text:style-name="T32">bitbucket.org/trimercade</text:span></text:p>
      <text:p text:style-name="P3"><draw:line text:anchor-type="paragraph" draw:z-index="7" draw:name="Horizontal line 1" draw:style-name="gr1" draw:text-style-name="P36" svg:x1="-0.7744in" svg:y1="0.1075in" svg:x2="7.439in" svg:y2="0.1075in"><text:p/></draw:line><text:s text:c="6"/></text:p>
      <text:p text:style-name="P23"/>
      <text:p text:style-name="P21"><draw:frame text:anchor-type="paragraph" draw:z-index="1" draw:name="Shape2" draw:style-name="gr4" draw:text-style-name="P41" svg:width="1.6567in" svg:height="8.4012in" svg:x="4.9957in" svg:y="0.1098in"><draw:text-box><text:p text:style-name="P36"><text:span text:style-name="T44">Competencies</text:span></text:p><text:p text:style-name="P40"><text:span text:style-name="T45"/></text:p><text:p text:style-name="P40"><text:span text:style-name="T46">C, C++, C#</text:span></text:p><text:p text:style-name="P40"><text:span text:style-name="T46">Javascript/Typescript</text:span></text:p><text:p text:style-name="P40"><text:span text:style-name="T46">Web/Cloud</text:span></text:p><text:p text:style-name="P40"><text:span text:style-name="T46">Python</text:span></text:p><text:p text:style-name="P40"><text:span text:style-name="T46">Git</text:span></text:p><text:p text:style-name="P40"><text:span text:style-name="T46">Linux Systems</text:span></text:p><text:p text:style-name="P40"><text:span text:style-name="T46"/></text:p><text:p text:style-name="P40"><text:span text:style-name="T44">Interests</text:span></text:p><text:p text:style-name="P40"><text:span text:style-name="T46"/></text:p><text:p text:style-name="P40"><text:span text:style-name="T46">App Development</text:span></text:p><text:p text:style-name="P40"><text:span text:style-name="T46">Game Development</text:span></text:p><text:p text:style-name="P40"><text:span text:style-name="T46">Computer Graphics</text:span></text:p><text:p text:style-name="P40"><text:span text:style-name="T46"><text:s/></text:span><text:span text:style-name="T46">Simulations</text:span></text:p><text:p text:style-name="P40"><text:span text:style-name="T46">Open-source</text:span></text:p><text:p text:style-name="P40"><text:span text:style-name="T46">CNC Systems</text:span></text:p><text:p text:style-name="P40"><text:span text:style-name="T46">Aviation</text:span></text:p><text:p text:style-name="P40"><text:span text:style-name="T46">SCUBA Diving</text:span></text:p><text:p text:style-name="P40"><text:span text:style-name="T46">Wood Working</text:span></text:p><text:p text:style-name="P40"><text:span text:style-name="T46"/></text:p><text:p text:style-name="P40"><text:span text:style-name="T44">Languages</text:span></text:p><text:p text:style-name="P40"><text:span text:style-name="T46"/></text:p><text:p text:style-name="P40"><text:span text:style-name="T46">German A1 (Goethe tested)</text:span></text:p><text:p text:style-name="P40"><text:span text:style-name="T46">English (native)</text:span></text:p><text:p text:style-name="P40"><text:span text:style-name="T46"/></text:p><text:p text:style-name="P40"><text:span text:style-name="T44">Volunteering</text:span></text:p><text:p text:style-name="P40"><text:span text:style-name="T46"/></text:p><text:p text:style-name="P40"><text:span text:style-name="T46">Greenhill Humane Society, Eugene OR</text:span></text:p><text:p text:style-name="P40"><text:span text:style-name="T47"/></text:p><text:p text:style-name="P40"><text:span text:style-name="T44">Software</text:span></text:p><text:p text:style-name="P40"><text:span text:style-name="T46"/></text:p><text:p text:style-name="P40"><text:span text:style-name="T46">Visual Studio</text:span></text:p><text:p text:style-name="P40"><text:span text:style-name="T46">Unity</text:span></text:p><text:p text:style-name="P40"><text:span text:style-name="T46">SideFX Houdini</text:span></text:p><text:p text:style-name="P40"><text:span text:style-name="T46">Zbrush</text:span></text:p><text:p text:style-name="P40"><text:span text:style-name="T46">InkScape</text:span></text:p><text:p text:style-name="P40"><text:span text:style-name="T46">GIMP</text:span></text:p><text:p text:style-name="P40"><text:span text:style-name="T46">Office</text:span></text:p><text:p text:style-name="P40"><text:span text:style-name="T46"/></text:p><text:p text:style-name="P40"><text:span text:style-name="T46"/></text:p><text:p text:style-name="P40"><text:span text:style-name="T46"/></text:p></draw:text-box></draw:frame>Profile</text:p>
      <text:p text:style-name="P9"><text:span text:style-name="T38">Following my recent graduation from the University of Oregon, I have enjoyed honing my skills and building my knowledge within the wide realms of software development and hardware tinkering.</text:span><text:span text:style-name="T39"><text:line-break/><text:line-break/></text:span><text:span text:style-name="T38">I believe that ethical, emergent technologies have the potential to build a brilliant human future.</text:span> </text:p>
      <text:p text:style-name="P10"/>
      <text:p text:style-name="P25"><text:span text:style-name="T35">E</text:span><text:span text:style-name="T34">ducation</text:span></text:p>
      <text:p text:style-name="P12"/>
      <text:p text:style-name="P18"><text:span text:style-name="T8">2023 – </text:span><text:span text:style-name="T11">Computer Science </text:span><text:span text:style-name="T9">Bachelors Degree </text:span><text:span text:style-name="T10">of Science</text:span></text:p>
      <text:p text:style-name="P6"><text:tab/> University of Oregon</text:p>
      <text:p text:style-name="P4"/>
      <text:p text:style-name="P13"><text:span text:style-name="T17">2018 – </text:span><text:span text:style-name="T18">Electrical Systems Technology </text:span><text:span text:style-name="T20">Associates Degree </text:span><text:span text:style-name="T21">of</text:span><text:span text:style-name="T20"> Science</text:span></text:p>
      <text:p text:style-name="P7"><text:tab/> American River College</text:p>
      <text:p text:style-name="P4"/>
      <text:p text:style-name="P13"><text:span text:style-name="T17">2021 – </text:span><text:span text:style-name="T20">FAA </text:span><text:span text:style-name="T22">Private Pilot</text:span><text:span text:style-name="T20"> </text:span><text:span text:style-name="T17">License</text:span><text:span text:style-name="T22"><text:tab/><text:tab/><text:tab/><text:tab/><text:tab/></text:span></text:p>
      <text:p text:style-name="P16"><text:tab/> Advanced International <text:span text:style-name="T23">Aviation</text:span> <text:span text:style-name="T23">A</text:span><text:span text:style-name="T24">c</text:span><text:span text:style-name="T23">ademy</text:span></text:p>
      <text:p text:style-name="P14"/>
      <text:p text:style-name="P15"><text:span text:style-name="T17">2017 – </text:span>Advanced Electronics and Telecommunications Certificate</text:p>
      <text:p text:style-name="P7"><text:tab/> American River College</text:p>
      <text:p text:style-name="P7"/>
      <text:p text:style-name="P22">P<text:span text:style-name="T7">rojects </text:span><text:span text:style-name="T36">and Relevant Coursework</text:span></text:p>
      <text:p text:style-name="P24"/>
      <text:p text:style-name="P19"><text:span text:style-name="T12">WebGPU </text:span><text:span text:style-name="T13">R</text:span><text:span text:style-name="T12">esearch </text:span><text:span text:style-name="T13">P</text:span><text:span text:style-name="T12">roject </text:span><text:a xlink:type="simple" xlink:href="https://github.com/merriset/webGPU" text:style-name="Internet_20_link" text:visited-style-name="Visited_20_Internet_20_Link"><text:span text:style-name="T16">https://github.com/merriset/webGPU</text:span></text:a></text:p>
      <text:p text:style-name="P28"><text:span text:style-name="T14">Rasterizer in C <text:s/></text:span><text:a xlink:type="simple" xlink:href="https://bitbucket.org/trimercade/graphics" text:style-name="Internet_20_link" text:visited-style-name="Visited_20_Internet_20_Link"><text:span text:style-name="T15">https://bitbucket.org/trimercade/graphics</text:span></text:a></text:p>
      <text:p text:style-name="P28"><text:span text:style-name="T14">Parallel computing in C </text:span><text:a xlink:type="simple" xlink:href="https://bitbucket.org/trimercade/operating-systems" text:style-name="Internet_20_link" text:visited-style-name="Visited_20_Internet_20_Link"><text:span text:style-name="T15">https://bitbucket.org/trimercade/operating-systems</text:span></text:a></text:p>
      <text:p text:style-name="P29"><text:span text:style-name="T14">Cloud Compute Chat App </text:span><text:a xlink:type="simple" xlink:href="https://github.com/merriset/CS399_Project" text:style-name="Internet_20_link" text:visited-style-name="Visited_20_Internet_20_Link"><text:span text:style-name="T15">https://github.com/merriset/CS399_Projec</text:span></text:a><text:span text:style-name="T15">t</text:span></text:p>
      <text:p text:style-name="P11"/>
      <text:p text:style-name="P26"><text:span text:style-name="T35">E</text:span><text:span text:style-name="T34">mployment</text:span></text:p>
      <text:p text:style-name="P5"/>
      <text:p text:style-name="P17"><text:span text:style-name="T2">2016 – 2017 </text:span><text:span text:style-name="T3">Pastry and Bread Baker <text:tab/><text:tab/><text:tab/><text:tab/></text:span></text:p>
      <text:p text:style-name="P30">Freeport Bakery, Sacramento CA, USA</text:p>
      <text:list xml:id="list2333027516" text:style-name="L1">
        <text:list-item>
          <text:p text:style-name="P35"><text:span text:style-name="T5">Worked alone and in teams to create high-quality, </text:span><text:span text:style-name="T6">hand-made</text:span></text:p>
          <text:p text:style-name="P31">baked goods including breads, cakes, pastries <text:span text:style-name="T25">and </text:span></text:p>
          <text:p text:style-name="P35"><text:span text:style-name="T6">pies for sale in an award-winning bakery. </text:span><text:span text:style-name="T5"><text:s/></text:span></text:p>
          <text:p text:style-name="P34"/>
        </text:list-item>
      </text:list>
      <text:p text:style-name="P17"><text:span text:style-name="T2">2015 – 2016 </text:span><text:span text:style-name="T4">Artisan</text:span><text:span text:style-name="T3"> Bread Baker<text:tab/><text:tab/><text:tab/><text:tab/><text:tab/></text:span></text:p>
      <text:p text:style-name="P30">Brickmaiden Breads, Pt. Reyes Station CA, USA</text:p>
      <text:list xml:id="list1489617102" text:style-name="L2">
        <text:list-item>
          <text:p text:style-name="P32">Worked in a team to produce organic, artisanal wood-fired</text:p>
        </text:list-item>
      </text:list>
      <text:list xml:id="list468724226" text:style-name="L3">
        <text:list-header>
          <text:p text:style-name="P33">sourdough breads and pastries for local sale and delivery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lt Neon" svg:font-family="'Tilt Neon', sans-serif"/>
    <style:font-face style:name="bahnschrift" svg:font-family="bahnschrift"/>
    <style:font-face style:name="bahnshrift" svg:font-family="bahnshrift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6:25:19.996020302</meta:creation-date>
    <dc:date>2023-10-26T16:11:14.881000000</dc:date>
    <meta:editing-duration>PT1H42M14S</meta:editing-duration>
    <meta:editing-cycles>16</meta:editing-cycles>
    <meta:generator>LibreOffice/7.2.6.2$Windows_X86_64 LibreOffice_project/b0ec3a565991f7569a5a7f5d24fed7f52653d754</meta:generator>
    <meta:document-statistic meta:table-count="0" meta:image-count="3" meta:object-count="0" meta:page-count="1" meta:paragraph-count="31" meta:word-count="187" meta:character-count="1517" meta:non-whitespace-character-count="1291"/>
  </office:meta>
</office:document-meta>
</file>